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ef6" officeooo:paragraph-rsid="001e7ef6"/>
    </style:style>
    <style:style style:name="P2" style:family="paragraph" style:parent-style-name="Standard">
      <style:text-properties officeooo:rsid="001f1221" officeooo:paragraph-rsid="001f1221"/>
    </style:style>
    <style:style style:name="P3" style:family="paragraph" style:parent-style-name="Standard">
      <style:text-properties officeooo:rsid="00241cbb" officeooo:paragraph-rsid="00241cbb"/>
    </style:style>
    <style:style style:name="P4" style:family="paragraph" style:parent-style-name="Standard">
      <style:text-properties officeooo:rsid="0029b1fb" officeooo:paragraph-rsid="0029b1fb"/>
    </style:style>
    <style:style style:name="P5" style:family="paragraph" style:parent-style-name="Standard">
      <style:text-properties officeooo:rsid="002d3014" officeooo:paragraph-rsid="002d3014"/>
    </style:style>
    <style:style style:name="P6" style:family="paragraph" style:parent-style-name="Standard">
      <style:text-properties officeooo:rsid="00241cbb" officeooo:paragraph-rsid="00336eae"/>
    </style:style>
    <style:style style:name="T1" style:family="text">
      <style:text-properties officeooo:rsid="0020f228"/>
    </style:style>
    <style:style style:name="T2" style:family="text">
      <style:text-properties officeooo:rsid="0022e484"/>
    </style:style>
    <style:style style:name="T3" style:family="text">
      <style:text-properties officeooo:rsid="0023e3e5"/>
    </style:style>
    <style:style style:name="T4" style:family="text">
      <style:text-properties officeooo:rsid="0025814a"/>
    </style:style>
    <style:style style:name="T5" style:family="text">
      <style:text-properties officeooo:rsid="0026ebeb"/>
    </style:style>
    <style:style style:name="T6" style:family="text">
      <style:text-properties officeooo:rsid="0028314c"/>
    </style:style>
    <style:style style:name="T7" style:family="text">
      <style:text-properties officeooo:rsid="0028597b"/>
    </style:style>
    <style:style style:name="T8" style:family="text">
      <style:text-properties officeooo:rsid="002a9b84"/>
    </style:style>
    <style:style style:name="T9" style:family="text">
      <style:text-properties officeooo:rsid="002a9d4e"/>
    </style:style>
    <style:style style:name="T10" style:family="text">
      <style:text-properties officeooo:rsid="002bd41d"/>
    </style:style>
    <style:style style:name="T11" style:family="text">
      <style:text-properties officeooo:rsid="002d3014"/>
    </style:style>
    <style:style style:name="T12" style:family="text">
      <style:text-properties officeooo:rsid="002ebed6"/>
    </style:style>
    <style:style style:name="T13" style:family="text">
      <style:text-properties officeooo:rsid="003009bf"/>
    </style:style>
    <style:style style:name="T14" style:family="text">
      <style:text-properties officeooo:rsid="0031c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management und -führung </text:p>
      <text:p text:style-name="P2">-----------------------------------------Personalmanagement-----------------------------------------------------</text:p>
      <text:p text:style-name="P2">→<text:span text:style-name="T1"> Aufgabe: Planung, Beschaffung und Gestaltung des Einsatzes der Mitarbeiter.</text:span></text:p>
      <text:p text:style-name="P2">→ Fokus auf verhaltenswissenschaftliche <text:span text:style-name="T2">(Interessen und Verhalten der Mitarbeiter) also <text:tab/>Personalwesen </text:span>und ökonomische Perspektive <text:span text:style-name="T2">(Leistung und Kostenfaktor der Mitarbeiter) <text:tab/>also Personalwirtschaft.</text:span></text:p>
      <text:p text:style-name="P2"/>
      <text:p text:style-name="P2"><text:tab/>→<text:span text:style-name="T3"> Personalwesen.</text:span></text:p>
      <text:p text:style-name="P2"><text:tab/><text:tab/>→ <text:span text:style-name="T3">Durch Motivationsmaßnahmen → Wertsteigerung der Mitarbeiter.</text:span></text:p>
      <text:p text:style-name="P2"/>
      <text:p text:style-name="P2">→<text:span text:style-name="T3"> Personalplanung </text:span></text:p>
      <text:p text:style-name="P2"><text:tab/>→ <text:span text:style-name="T3">Personalbestand und Qualifikationsprofile Ermitteln</text:span></text:p>
      <text:p text:style-name="P2"/>
      <text:p text:style-name="P2"/>
      <text:p text:style-name="P3">-----------------------------------------Personalführung und Motivation----------------------------------------</text:p>
      <text:p text:style-name="P3">→ <text:span text:style-name="T4">Motivationsinstrumente der Personalführung </text:span></text:p>
      <text:p text:style-name="P3"><text:tab/>→<text:span text:style-name="T4"> Ziel: Steigerung Leistungsbereitschaft und Arbeitszufriedenheit der Mitarbeiter.</text:span></text:p>
      <text:p text:style-name="P4"/>
      <text:p text:style-name="P3">→<text:span text:style-name="T5"> Führungsstil </text:span></text:p>
      <text:p text:style-name="P3"><text:tab/>→ <text:span text:style-name="T5">Mit verschiedenen Führungsstilen wird die Beziehung zwischen führenden und </text:span></text:p>
      <text:p text:style-name="P3"><text:tab/><text:tab/><text:span text:style-name="T5">folgenden Mitarbeitern ausgedrückt.</text:span></text:p>
      <text:p text:style-name="P3"><text:tab/>→<text:span text:style-name="T6"> Ist eine Form der Verhaltensbeeinflussung vom Führenden gegen den Folgenden.</text:span></text:p>
      <text:p text:style-name="P3"><text:tab/>→<text:span text:style-name="T7"> Verschiedene Führungsstile auf Seite 63.</text:span></text:p>
      <text:p text:style-name="P3"/>
      <text:p text:style-name="P3">→<text:span text:style-name="T8"> Management-by-Modelle</text:span></text:p>
      <text:p text:style-name="P3"><text:tab/>→<text:span text:style-name="T8"> Management-by-Objectives</text:span></text:p>
      <text:p text:style-name="P6"><text:tab/><text:tab/>→<text:span text:style-name="T8"> Führungskraft und Mitarbeiter entwickeln Ziele für einen gewissen Zeitraum,</text:span></text:p>
      <text:p text:style-name="P6"><text:span text:style-name="T8"><text:tab/><text:tab/><text:tab/>Aufgaben werden dem Mitarbeiter Übertragen, wobei der Mitarbeiter </text:span></text:p>
      <text:p text:style-name="P3"><text:tab/><text:tab/><text:tab/><text:span text:style-name="T8">entscheiden kann, wie er diese lösen möchte.</text:span></text:p>
      <text:p text:style-name="P3"/>
      <text:p text:style-name="P3"><text:tab/>→<text:span text:style-name="T9"> Management-by-Delegation</text:span></text:p>
      <text:p text:style-name="P3"><text:tab/><text:tab/>→<text:span text:style-name="T9"> Führungskraft delegiert Aufgaben an die Mitarbeiter, die von ihnen selbsständig</text:span></text:p>
      <text:p text:style-name="P3"><text:tab/><text:tab/><text:tab/><text:span text:style-name="T10">bearbeitet werden.</text:span></text:p>
      <text:p text:style-name="P3"/>
      <text:p text:style-name="P3"><text:tab/>→<text:span text:style-name="T10"> Management-by-Exception</text:span></text:p>
      <text:p text:style-name="P3"><text:tab/><text:tab/>→<text:span text:style-name="T10"> Normalfälle selbstständig bearbeiten, Eingreifen der Führungskraft erfolgt nur </text:span></text:p>
      <text:p text:style-name="P3"><text:tab/><text:tab/><text:tab/><text:span text:style-name="T11">bei Abweichungen oder kritischen Situationen.</text:span></text:p>
      <text:p text:style-name="P3"/>
      <text:p text:style-name="P3"/>
      <text:p text:style-name="P5">-------------------------------------------Wissensmanagement----------------------------------------------------</text:p>
      <text:p text:style-name="P5">→ <text:span text:style-name="T12">Maßnahmen um Wissen für Mitarbeiter nutzbar zu machen.</text:span></text:p>
      <text:p text:style-name="P5"><text:tab/>→<text:span text:style-name="T12"> Unternehmenserfolg steigt.</text:span></text:p>
      <text:p text:style-name="P5">→<text:span text:style-name="T13"> Wissen ist Basis für Innovationen und dient als Aufbau und Sicherung von Wettbewerbsvorteil.</text:span></text:p>
      <text:p text:style-name="P5"><text:tab/>→<text:span text:style-name="T14"> Überlebensfähigkeit eines Unternehmen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15:24.087037513</meta:creation-date>
    <meta:generator>LibreOffice/6.0.7.3$Linux_X86_64 LibreOffice_project/00m0$Build-3</meta:generator>
    <dc:date>2019-11-06T18:26:19.973147959</dc:date>
    <meta:editing-duration>PT2H1M31S</meta:editing-duration>
    <meta:editing-cycles>21</meta:editing-cycles>
    <meta:document-statistic meta:table-count="0" meta:image-count="0" meta:object-count="0" meta:page-count="1" meta:paragraph-count="32" meta:word-count="192" meta:character-count="1931" meta:non-whitespace-character-count="1732"/>
  </office:meta>
</office:document-meta>
</file>